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DejaVu Sans" svg:font-family="&quot;DejaVu Sans&quot;"/>
    <style:font-face style:name="Sans" svg:font-family="San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FF3333" fo:border-bottom="thin solid #FF3333" fo:border-left="thin solid #FF3333" fo:border-right="none" style:vertical-align="middle" fo:background-color="#FF3333" style:repeat-content="false"/>
      <style:paragraph-properties fo:text-align="center"/>
      <style:text-properties fo:color="#FFFFFF" style:font-name="DejaVu Sans" style:font-name-asian="DejaVu Sans" style:font-name-complex="DejaVu Sans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FF3333" style:vertical-align="middle" fo:background-color="#FF3333" style:repeat-content="false"/>
      <style:paragraph-properties fo:text-align="center"/>
      <style:text-properties fo:color="#FFFFFF" style:font-name="DejaVu Sans" style:font-name-asian="DejaVu Sans" style:font-name-complex="DejaVu Sans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FF3333" fo:border-bottom="none" fo:border-left="thin solid #FF3333" fo:border-right="thin solid #FF3333" style:vertical-align="middle" fo:background-color="#FF3333" style:repeat-content="false"/>
      <style:paragraph-properties fo:text-align="center"/>
      <style:text-properties fo:color="#FFFFFF"/>
    </style:style>
    <style:style style:name="ce6" style:family="table-cell" style:parent-style-name="Default" style:data-style-name="N0">
      <style:table-cell-properties fo:border-top="thin solid #FF3333" fo:border-bottom="none" fo:border-left="thin solid #FF3333" fo:border-right="thin solid #FF3333" style:vertical-align="middle" fo:background-color="#B2B2B2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FF3333" fo:border-bottom="none" fo:border-left="thin solid #FF3333" fo:border-right="none" style:vertical-align="middle" fo:wrap-option="wrap" fo:background-color="#B2B2B2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B2B2B2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FF3333" fo:border-right="none" style:vertical-align="middle" fo:wrap-option="wrap" fo:background-color="#B2B2B2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B2B2B2" style:repeat-content="false"/>
      <style:paragraph-properties fo:text-align="center"/>
      <style:text-properties style:font-name="Sans" style:font-name-asian="Sans" style:font-name-complex="Sans"/>
    </style:style>
    <style:style style:name="ce11" style:family="table-cell" style:parent-style-name="Default" style:data-style-name="N0">
      <style:table-cell-properties fo:border-top="none" fo:border-bottom="none" fo:border-left="thin solid #FF3333" fo:border-right="none" style:vertical-align="middle" fo:background-color="#B2B2B2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FF3333" fo:border-left="thin solid #FF3333" fo:border-right="thin solid #FF3333" style:vertical-align="middle" fo:background-color="#B2B2B2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FF3333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23.203958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1.90625cm"/>
    </style:style>
    <style:style style:name="co4" style:family="table-column">
      <style:table-column-properties fo:break-before="auto" style:column-width="24.28875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-top="thin solid #FF3333" fo:border-bottom="none" fo:border-left="thin solid #FF3333" fo:border-right="thin solid #FF3333" style:vertical-align="middle" fo:background-color="#B2B2B2" style:repeat-content="false"/>
      <style:paragraph-properties fo:text-align="center"/>
      <style:map style:condition="of:is-true-formula(MOD(ROW();2))" style:apply-style-name="cf1" style:base-cell-address="Feuille1.A3"/>
    </style:style>
    <style:style style:name="ce15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B2B2B2" style:repeat-content="false"/>
      <style:paragraph-properties fo:text-align="center"/>
      <style:map style:condition="of:is-true-formula(MOD(ROW();2))" style:apply-style-name="cf1" style:base-cell-address="Feuille1.A3"/>
    </style:style>
    <style:style style:name="ce16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B2B2B2" style:repeat-content="false"/>
      <style:paragraph-properties fo:text-align="center"/>
      <style:text-properties style:font-name="Sans" style:font-name-asian="Sans" style:font-name-complex="Sans"/>
      <style:map style:condition="of:is-true-formula(MOD(ROW();2))" style:apply-style-name="cf1" style:base-cell-address="Feuille1.A3"/>
    </style:style>
    <style:style style:name="ce17" style:family="table-cell" style:parent-style-name="Default" style:data-style-name="N0">
      <style:table-cell-properties fo:border-top="none" fo:border-bottom="thin solid #FF3333" fo:border-left="thin solid #FF3333" fo:border-right="thin solid #FF3333" style:vertical-align="middle" fo:background-color="#B2B2B2" style:repeat-content="false"/>
      <style:paragraph-properties fo:text-align="center"/>
      <style:map style:condition="of:is-true-formula(MOD(ROW();2))" style:apply-style-name="cf1" style:base-cell-address="Feuille1.A3"/>
    </style:style>
    <style:style style:name="ce18" style:family="table-cell" style:parent-style-name="Default" style:data-style-name="N0">
      <style:table-cell-properties fo:border-top="thin solid #FF3333" fo:border-bottom="none" fo:border-left="thin solid #FF3333" fo:border-right="none" style:vertical-align="middle" fo:wrap-option="wrap" fo:background-color="#B2B2B2" style:repeat-content="false"/>
      <style:paragraph-properties fo:text-align="center"/>
      <style:map style:condition="of:is-true-formula(MOD(ROW();2))" style:apply-style-name="cf1" style:base-cell-address="Feuille1.A3"/>
    </style:style>
    <style:style style:name="ce19" style:family="table-cell" style:parent-style-name="Default" style:data-style-name="N0">
      <style:table-cell-properties fo:border-top="none" fo:border-bottom="none" fo:border-left="thin solid #FF3333" fo:border-right="none" style:vertical-align="middle" fo:wrap-option="wrap" fo:background-color="#B2B2B2" style:repeat-content="false"/>
      <style:paragraph-properties fo:text-align="center"/>
      <style:map style:condition="of:is-true-formula(MOD(ROW();2))" style:apply-style-name="cf1" style:base-cell-address="Feuille1.A3"/>
    </style:style>
    <style:style style:name="ce20" style:family="table-cell" style:parent-style-name="Default" style:data-style-name="N0">
      <style:table-cell-properties fo:border-top="none" fo:border-bottom="none" fo:border-left="thin solid #FF3333" fo:border-right="none" style:vertical-align="middle" fo:background-color="#B2B2B2" style:repeat-content="false"/>
      <style:paragraph-properties fo:text-align="center"/>
      <style:map style:condition="of:is-true-formula(MOD(ROW();2))" style:apply-style-name="cf1" style:base-cell-address="Feuille1.A3"/>
    </style:style>
    <style:style style:name="ce21" style:family="table-cell" style:parent-style-name="Default" style:data-style-name="N0">
      <style:table-cell-properties fo:border-top="thin solid #FF3333" fo:border-bottom="none" fo:border-left="thin solid #FF3333" fo:border-right="none" style:vertical-align="middle" fo:wrap-option="wrap" fo:background-color="#B2B2B2" style:repeat-content="false"/>
      <style:paragraph-properties fo:text-align="center"/>
      <style:map style:condition="of:is-true-formula(MOD(ROW();2))" style:apply-style-name="cf1" style:base-cell-address="Feuille1.B3"/>
    </style:style>
    <style:style style:name="ce22" style:family="table-cell" style:parent-style-name="Default" style:data-style-name="N0">
      <style:table-cell-properties fo:border-top="none" fo:border-bottom="none" fo:border-left="thin solid #FF3333" fo:border-right="none" style:vertical-align="middle" fo:wrap-option="wrap" fo:background-color="#B2B2B2" style:repeat-content="false"/>
      <style:paragraph-properties fo:text-align="center"/>
      <style:map style:condition="of:is-true-formula(MOD(ROW();2))" style:apply-style-name="cf1" style:base-cell-address="Feuille1.B3"/>
    </style:style>
    <style:style style:name="ce23" style:family="table-cell" style:parent-style-name="Default" style:data-style-name="N0">
      <style:table-cell-properties fo:border-top="none" fo:border-bottom="none" fo:border-left="thin solid #FF3333" fo:border-right="none" style:vertical-align="middle" fo:background-color="#B2B2B2" style:repeat-content="false"/>
      <style:paragraph-properties fo:text-align="center"/>
      <style:map style:condition="of:is-true-formula(MOD(ROW();2))" style:apply-style-name="cf1" style:base-cell-address="Feuille1.B3"/>
    </style:style>
    <style:style style:name="ce24" style:family="table-cell" style:parent-style-name="Default" style:data-style-name="N0">
      <style:table-cell-properties fo:border-top="none" fo:border-bottom="none" fo:border-left="thin solid #FF3333" fo:border-right="thin solid #FF3333" style:vertical-align="middle" fo:background-color="#B2B2B2" style:repeat-content="false"/>
      <style:paragraph-properties fo:text-align="center"/>
      <style:map style:condition="of:is-true-formula(MOD(ROW();2))" style:apply-style-name="cf1" style:base-cell-address="Feuille1.B3"/>
    </style:style>
    <style:style style:name="ce25" style:family="table-cell" style:parent-style-name="Default" style:data-style-name="N0">
      <style:table-cell-properties fo:border-top="none" fo:border-bottom="thin solid #FF3333" fo:border-left="thin solid #FF3333" fo:border-right="thin solid #FF3333" style:vertical-align="middle" fo:background-color="#B2B2B2" style:repeat-content="false"/>
      <style:paragraph-properties fo:text-align="center"/>
      <style:map style:condition="of:is-true-formula(MOD(ROW();2))" style:apply-style-name="cf1" style:base-cell-address="Feuille1.B3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office:value-type="string" table:style-name="ce3">
            <text:p>Ref</text:p>
          </table:table-cell>
          <table:table-cell office:value-type="string" table:style-name="ce3">
            <text:p>Qnty</text:p>
          </table:table-cell>
          <table:table-cell office:value-type="string" table:style-name="ce4">
            <text:p>Footprint</text:p>
          </table:table-cell>
          <table:table-cell office:value-type="string" table:style-name="ce5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1, C2, C3, C6, C8, C10, C12, C14, C29, C32, C33, C34, C38, C42, C43, C44, C45, C47, C49, C50, C52, C53, C54, C55, C56, C62, C70, C78, C79, C82, C84, C87, C89</text:p>
          </table:table-cell>
          <table:table-cell office:value-type="float" office:value="33" table:style-name="ce21">
            <text:p>33</text:p>
          </table:table-cell>
          <table:table-cell office:value-type="string" table:style-name="ce14">
            <text:p>DVB_Capacitors_Ceramic:C_0402</text:p>
          </table:table-cell>
          <table:table-cell office:value-type="string" table:style-name="ce14">
            <text:p>DVB_Capacitors_Ceramic:C_0402, CER, 100nF, 25V, X7R, 10%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C4, C5, C9, C19, C46</text:p>
          </table:table-cell>
          <table:table-cell office:value-type="float" office:value="5" table:style-name="ce22">
            <text:p>5</text:p>
          </table:table-cell>
          <table:table-cell office:value-type="string" table:style-name="ce15">
            <text:p>DVB_Capacitors_Ceramic:C_0603</text:p>
          </table:table-cell>
          <table:table-cell office:value-type="string" table:style-name="ce15">
            <text:p>DVB_Capacitors_Ceramic:C_0603, CER, 10¬µF, 25V, X5R, 10%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C7, C11, C16, C30, C63, C64</text:p>
          </table:table-cell>
          <table:table-cell office:value-type="float" office:value="6" table:style-name="ce22">
            <text:p>6</text:p>
          </table:table-cell>
          <table:table-cell office:value-type="string" table:style-name="ce15">
            <text:p>DVB_Capacitors_Ceramic:C_0603</text:p>
          </table:table-cell>
          <table:table-cell office:value-type="string" table:style-name="ce15">
            <text:p>DVB_Capacitors_Ceramic:C_0603, CER, 4.7¬µF, 25V, X5R, 10%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C13, C15, C18, C31, C41, C51, C69, C81, C83, C88</text:p>
          </table:table-cell>
          <table:table-cell office:value-type="float" office:value="10" table:style-name="ce22">
            <text:p>10</text:p>
          </table:table-cell>
          <table:table-cell office:value-type="string" table:style-name="ce15">
            <text:p>DVB_Capacitors_Ceramic:C_0402</text:p>
          </table:table-cell>
          <table:table-cell office:value-type="string" table:style-name="ce15">
            <text:p>DVB_Capacitors_Ceramic:C_0402, CER, 1¬µF, 25V, X5R, 20%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C17, C21, C22, C23</text:p>
          </table:table-cell>
          <table:table-cell office:value-type="float" office:value="4" table:style-name="ce22">
            <text:p>4</text:p>
          </table:table-cell>
          <table:table-cell office:value-type="string" table:style-name="ce15">
            <text:p>DVB_Capacitors_Ceramic:C_0402</text:p>
          </table:table-cell>
          <table:table-cell office:value-type="string" table:style-name="ce15">
            <text:p>DVB_Capacitors_Ceramic:C_0402, CER, 18pF, 50V, COG/NPO, 5%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C20, C37, C58, C59, C60, C61</text:p>
          </table:table-cell>
          <table:table-cell office:value-type="float" office:value="6" table:style-name="ce22">
            <text:p>6</text:p>
          </table:table-cell>
          <table:table-cell office:value-type="string" table:style-name="ce15">
            <text:p>DVB_Capacitors_Ceramic:C_0402</text:p>
          </table:table-cell>
          <table:table-cell office:value-type="string" table:style-name="ce15">
            <text:p>DVB_Capacitors_Ceramic:C_0402, CER, 10nF, 25V, X7R, 10%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C24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Capacitors_Ceramic:C_0402</text:p>
          </table:table-cell>
          <table:table-cell office:value-type="string" table:style-name="ce15">
            <text:p>DVB_Capacitors_Ceramic:C_0402, CER, 22pF, 50V, COG/NPO, 5%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C25, C68, C71, C72</text:p>
          </table:table-cell>
          <table:table-cell office:value-type="float" office:value="4" table:style-name="ce22">
            <text:p>4</text:p>
          </table:table-cell>
          <table:table-cell office:value-type="string" table:style-name="ce15">
            <text:p>DVB_Capacitors_Ceramic:C_0805</text:p>
          </table:table-cell>
          <table:table-cell office:value-type="string" table:style-name="ce15">
            <text:p>DVB_Capacitors_Ceramic:C_0805, CER, 10¬µF, 6.3V, X7R, 10%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C26, C27, C28</text:p>
          </table:table-cell>
          <table:table-cell office:value-type="float" office:value="3" table:style-name="ce22">
            <text:p>3</text:p>
          </table:table-cell>
          <table:table-cell office:value-type="string" table:style-name="ce15">
            <text:p>DVB_Capacitors_Ceramic:C_0402</text:p>
          </table:table-cell>
          <table:table-cell office:value-type="string" table:style-name="ce15">
            <text:p>DVB_Capacitors_Ceramic:C_0402, CER, 47pF, 25V, COG/NPO, 5%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C35, C48, C65, C67, C90</text:p>
          </table:table-cell>
          <table:table-cell office:value-type="float" office:value="5" table:style-name="ce22">
            <text:p>5</text:p>
          </table:table-cell>
          <table:table-cell office:value-type="string" table:style-name="ce15">
            <text:p>DVB_Capacitors_Ceramic:C_1210</text:p>
          </table:table-cell>
          <table:table-cell office:value-type="string" table:style-name="ce15">
            <text:p>DVB_Capacitors_Ceramic:C_1210, CER, 47¬µF, 10V, X7R, 10%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C36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Capacitors_Ceramic:C_0402</text:p>
          </table:table-cell>
          <table:table-cell office:value-type="string" table:style-name="ce15">
            <text:p>DVB_Capacitors_Ceramic:C_0402, CER, 220pF, 50V, X7R, 10%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C39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Capacitors_Ceramic:C_0402</text:p>
          </table:table-cell>
          <table:table-cell office:value-type="string" table:style-name="ce15">
            <text:p>DVB_Capacitors_Ceramic:C_0402, CER, 470pF, 50V, X7R, 10%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C66, C73, C74, C77, C80</text:p>
          </table:table-cell>
          <table:table-cell office:value-type="float" office:value="5" table:style-name="ce22">
            <text:p>5</text:p>
          </table:table-cell>
          <table:table-cell office:value-type="string" table:style-name="ce15">
            <text:p>DVB_Capacitors_Ceramic:C_0402</text:p>
          </table:table-cell>
          <table:table-cell office:value-type="string" table:style-name="ce15">
            <text:p>DVB_Capacitors_Ceramic:C_0402, GMR, 4.7¬µF, 10V, X5R, 20%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C75, C76</text:p>
          </table:table-cell>
          <table:table-cell office:value-type="float" office:value="2" table:style-name="ce22">
            <text:p>2</text:p>
          </table:table-cell>
          <table:table-cell office:value-type="string" table:style-name="ce15">
            <text:p>DVB_Capacitors_Ceramic:C_0402</text:p>
          </table:table-cell>
          <table:table-cell office:value-type="string" table:style-name="ce15">
            <text:p>DVB_Capacitors_Ceramic:C_0402, CER, 2.2¬µF, 25V, X5R, 10%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1, D3, D4</text:p>
          </table:table-cell>
          <table:table-cell office:value-type="float" office:value="3" table:style-name="ce22">
            <text:p>3</text:p>
          </table:table-cell>
          <table:table-cell office:value-type="string" table:style-name="ce15">
            <text:p>DVB_LED:LED_0603-red</text:p>
          </table:table-cell>
          <table:table-cell office:value-type="string" table:style-name="ce15">
            <text:p>DVB_LED:LED_0603-red, TLMS1000-GS08, 2mA, LED, RED, TOP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2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Diodes:D_SOD-123</text:p>
          </table:table-cell>
          <table:table-cell office:value-type="string" table:style-name="ce15">
            <text:p>DVB_Diodes:D_SOD-123, MBR0530, 500mA, SCHOTTKY, 30Vr, 1-Chan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F1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F:F_1206</text:p>
          </table:table-cell>
          <table:table-cell office:value-type="string" table:style-name="ce15">
            <text:p>DVB_F:F_1206, 0685H9100-01, FUSE, 10A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J2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Connector_RJ:RJ45_Abracon_ARJP11A-MA_Horizontal</text:p>
          </table:table-cell>
          <table:table-cell office:value-type="string" table:style-name="ce15">
            <text:p>RJ45 PoE 10/100 Base-TX Jack with Magnetic Module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K1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Displays:OLED256x64-2P1_HOLE_TE_3-2328724-1‚Äé</text:p>
          </table:table-cell>
          <table:table-cell office:value-type="string" table:style-name="ce15">
            <text:p>OLED256x64-2P1_HOLE, 3-2328724-1‚Äé, 31p, fem, RA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K2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Connectors:Molex_PicoBlade_53261-1271_1x12-1MP_P1.25mm_Horizontal</text:p>
          </table:table-cell>
          <table:table-cell office:value-type="string" table:style-name="ce15">
            <text:p>Molex, Picoblade, single row, 01x1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K3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Connector:Tag-Connect_TC2030-IDC-FP_2x03_P1.27mm_Vertical</text:p>
          </table:table-cell>
          <table:table-cell office:value-type="string" table:style-name="ce15">
            <text:p>TAG CONNECT - TC2030-IDC PLUG-OF-NAILS CABLE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L1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Inductors:L_4018-Coilcraft</text:p>
          </table:table-cell>
          <table:table-cell office:value-type="string" table:style-name="ce15">
            <text:p>DVB_Inductors:L_4018-Coilcraft, LPS4018-682MRB, 1.3A, COIL, 6.8¬µH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L2, L3, L7</text:p>
          </table:table-cell>
          <table:table-cell office:value-type="float" office:value="3" table:style-name="ce22">
            <text:p>3</text:p>
          </table:table-cell>
          <table:table-cell office:value-type="string" table:style-name="ce15">
            <text:p>DVB_Inductors:L_0603</text:p>
          </table:table-cell>
          <table:table-cell office:value-type="string" table:style-name="ce15">
            <text:p>DVB_Inductors:L_0603, MMZ1608B121C, 600mA, CHIP BEADS, 120ohm to 100Mhz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L4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Inductors:L_5030-Coilcraft</text:p>
          </table:table-cell>
          <table:table-cell office:value-type="string" table:style-name="ce15">
            <text:p>DVB_Inductors:L_5030-Coilcraft, XAL5030-222MEC, 9.2A, COIL, 2.2¬µH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L5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Inductors:L_0603</text:p>
          </table:table-cell>
          <table:table-cell office:value-type="string" table:style-name="ce15">
            <text:p>DVB_Inductors:L_0603, FBMJ1608HM180NTR, 7.5A, BEADS, 18ohm to 100Mhz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L6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Inductors:L_4018-Coilcraft</text:p>
          </table:table-cell>
          <table:table-cell office:value-type="string" table:style-name="ce15">
            <text:p>DVB_Inductors:L_4018-Coilcraft, LPS4018-222MRB, 2.3A, COIL, 2.2¬µH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Q1, Q2, Q3</text:p>
          </table:table-cell>
          <table:table-cell office:value-type="float" office:value="3" table:style-name="ce22">
            <text:p>3</text:p>
          </table:table-cell>
          <table:table-cell office:value-type="string" table:style-name="ce15">
            <text:p>DVB_SOT:SOT_323-SC_70</text:p>
          </table:table-cell>
          <table:table-cell office:value-type="string" table:style-name="ce15">
            <text:p>DVB_SOT:SOT_323-SC_70, BSS138PW, MOSFET, N-chan, 320mA, 60Vds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1, R4, R10, R11, R22, R32, R33, R36, R39, R42, R43, R47, R50, R53</text:p>
          </table:table-cell>
          <table:table-cell office:value-type="float" office:value="14" table:style-name="ce22">
            <text:p>14</text:p>
          </table:table-cell>
          <table:table-cell office:value-type="string" table:style-name="ce15">
            <text:p>DVB_Resistors:R_0402</text:p>
          </table:table-cell>
          <table:table-cell office:value-type="string" table:style-name="ce15">
            <text:p>DVB_Resistors:R_0402, 10k, 1%, 100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2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Resistors:R_0603</text:p>
          </table:table-cell>
          <table:table-cell office:value-type="string" table:style-name="ce15">
            <text:p>DVB_Resistors:R_0402, 0, 5%, 63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3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Resistors:R_0402</text:p>
          </table:table-cell>
          <table:table-cell office:value-type="string" table:style-name="ce16">
            <text:p>DVB_Resistors:R_0402, 18.2k, 1%, 100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5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Resistors:R_0402</text:p>
          </table:table-cell>
          <table:table-cell office:value-type="string" table:style-name="ce15">
            <text:p>DVB_Resistors:R_0402, 511k, 1%, 63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6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Resistors:R_0402</text:p>
          </table:table-cell>
          <table:table-cell office:value-type="string" table:style-name="ce15">
            <text:p>DVB_Resistors:R_0402, 36.5k, 1%, 63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7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Resistors:R_0402</text:p>
          </table:table-cell>
          <table:table-cell office:value-type="string" table:style-name="ce15">
            <text:p>DVB_Resistors:R_0402, 1M, 1%, 100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8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Resistors:R_0402</text:p>
          </table:table-cell>
          <table:table-cell office:value-type="string" table:style-name="ce15">
            <text:p>DVB_Resistors:R_0402, 130k, 1%, 63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9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Resistors:R_0402</text:p>
          </table:table-cell>
          <table:table-cell office:value-type="string" table:style-name="ce15">
            <text:p>DVB_Resistors:R_0402, 165k, 1%, 63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12, R13, R14</text:p>
          </table:table-cell>
          <table:table-cell office:value-type="float" office:value="3" table:style-name="ce22">
            <text:p>3</text:p>
          </table:table-cell>
          <table:table-cell office:value-type="string" table:style-name="ce15">
            <text:p>DVB_Resistors:R_0402</text:p>
          </table:table-cell>
          <table:table-cell office:value-type="string" table:style-name="ce15">
            <text:p>DVB_Resistors:R_0402, 0, 5%, 63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15, R34, R35, R37, R40</text:p>
          </table:table-cell>
          <table:table-cell office:value-type="float" office:value="5" table:style-name="ce22">
            <text:p>5</text:p>
          </table:table-cell>
          <table:table-cell office:value-type="string" table:style-name="ce15">
            <text:p>DVB_Resistors:R_0402</text:p>
          </table:table-cell>
          <table:table-cell office:value-type="string" table:style-name="ce15">
            <text:p>DVB_Resistors:R_0402, 33, 1%, 63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16, R18, R21</text:p>
          </table:table-cell>
          <table:table-cell office:value-type="float" office:value="3" table:style-name="ce22">
            <text:p>3</text:p>
          </table:table-cell>
          <table:table-cell office:value-type="string" table:style-name="ce15">
            <text:p>DVB_Resistors:R_0402</text:p>
          </table:table-cell>
          <table:table-cell office:value-type="string" table:style-name="ce15">
            <text:p>DVB_Resistors:R_0402, 750, 1%, 63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17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Resistors:R_0402</text:p>
          </table:table-cell>
          <table:table-cell office:value-type="string" table:style-name="ce15">
            <text:p>DVB_Resistors:R_0402, 12.1k, 1%, 63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19, R26, R27</text:p>
          </table:table-cell>
          <table:table-cell office:value-type="float" office:value="3" table:style-name="ce22">
            <text:p>3</text:p>
          </table:table-cell>
          <table:table-cell office:value-type="string" table:style-name="ce15">
            <text:p>DVB_Resistors:R_0402</text:p>
          </table:table-cell>
          <table:table-cell office:value-type="string" table:style-name="ce15">
            <text:p>DVB_Resistors:R_0402, 1k, 1%, 100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20, R24, R41</text:p>
          </table:table-cell>
          <table:table-cell office:value-type="float" office:value="3" table:style-name="ce22">
            <text:p>3</text:p>
          </table:table-cell>
          <table:table-cell office:value-type="string" table:style-name="ce15">
            <text:p>DVB_Resistors:R_0402</text:p>
          </table:table-cell>
          <table:table-cell office:value-type="string" table:style-name="ce15">
            <text:p>DVB_Resistors:R_0402, 100k, 5%, 63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23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Resistors:R_0402</text:p>
          </table:table-cell>
          <table:table-cell office:value-type="string" table:style-name="ce15">
            <text:p>DVB_Resistors:R_0402, 130, 1%, 100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25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Resistors:R_0402</text:p>
          </table:table-cell>
          <table:table-cell office:value-type="string" table:style-name="ce15">
            <text:p>DVB_Resistors:R_0402, 75, 1%, 100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28, R29, R30, R31</text:p>
          </table:table-cell>
          <table:table-cell office:value-type="float" office:value="4" table:style-name="ce22">
            <text:p>4</text:p>
          </table:table-cell>
          <table:table-cell office:value-type="string" table:style-name="ce15">
            <text:p>DVB_Resistors:R_0402</text:p>
          </table:table-cell>
          <table:table-cell office:value-type="string" table:style-name="ce15">
            <text:p>DVB_Resistors:R_0402, 49.9k, 1%, 100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38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Resistors:R_0402</text:p>
          </table:table-cell>
          <table:table-cell office:value-type="string" table:style-name="ce15">
            <text:p>DVB_Resistors:R_0402, 7.15k, 1%, 100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44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Resistors:R_0402</text:p>
          </table:table-cell>
          <table:table-cell office:value-type="string" table:style-name="ce15">
            <text:p>DVB_Resistors:R_0402, 68, 1%, 100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48, R49</text:p>
          </table:table-cell>
          <table:table-cell office:value-type="float" office:value="2" table:style-name="ce22">
            <text:p>2</text:p>
          </table:table-cell>
          <table:table-cell office:value-type="string" table:style-name="ce15">
            <text:p>DVB_Resistors:R_0402</text:p>
          </table:table-cell>
          <table:table-cell office:value-type="string" table:style-name="ce15">
            <text:p>DVB_Resistors:R_0402, 220, 1%, 100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R52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Resistors:R_0402</text:p>
          </table:table-cell>
          <table:table-cell office:value-type="string" table:style-name="ce15">
            <text:p>DVB_Resistors:R_0402, 10k, 1%, 100mW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W1, SW2, SW3</text:p>
          </table:table-cell>
          <table:table-cell office:value-type="float" office:value="3" table:style-name="ce22">
            <text:p>3</text:p>
          </table:table-cell>
          <table:table-cell office:value-type="string" table:style-name="ce15">
            <text:p>DVB_Buttons:PTS810</text:p>
          </table:table-cell>
          <table:table-cell office:value-type="string" table:style-name="ce15">
            <text:p>DVB_Buttons:PTS810, PTS810, PUSH BUTTON, DPST-NO, TOP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U1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SOT:SOT_23-5</text:p>
          </table:table-cell>
          <table:table-cell office:value-type="string" table:style-name="ce15">
            <text:p>DVB_SOT:SOT_23-5, TPS61040DBVR, REGULATOR, DC/DC BOOST/EN, 1.8V to 6Vcc, ADJ 1.8V to 1Vout, 400mA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U2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BGA:UFBGA_176</text:p>
          </table:table-cell>
          <table:table-cell office:value-type="string" table:style-name="ce15">
            <text:p>DVB_BGA:UFBGA_176, STM32H745IIKx, MCU, RM Cortex-M7 + M4 MCU, 2048KB flash, 1024KB RAM, 480MHz + 240MHz, 1.7-3.6V, 140 GPIO, UFBGA-176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U3, U9</text:p>
          </table:table-cell>
          <table:table-cell office:value-type="float" office:value="2" table:style-name="ce22">
            <text:p>2</text:p>
          </table:table-cell>
          <table:table-cell office:value-type="string" table:style-name="ce15">
            <text:p>DVB_SOT:SOT_23-5</text:p>
          </table:table-cell>
          <table:table-cell office:value-type="string" table:style-name="ce15">
            <text:p>DVB_SOT:SOT_23-5, LP2985A-2.8, REGULATOR, LDO / EN, 4V to 16Vcc, 2.8Vout, 150mA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U4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SSOP:MSOP_16-1EP_3x4_P0.5</text:p>
          </table:table-cell>
          <table:table-cell office:value-type="string" table:style-name="ce15">
            <text:p>DVB_SSOP:MSOP_16-1EP_3x4_P0.5, LT8610ABIMSE-3.3, REGULATOR, DC/DC BUCK, 3.4V to 42Vcc, 3.3Vout, 3.5A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U5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DFN:DFN-8-1EP_2x2_P0.5</text:p>
          </table:table-cell>
          <table:table-cell office:value-type="string" table:style-name="ce15">
            <text:p>DVB_DFN:DFN-8-1EP_2x2_P0.5, ADP125ACPZ-R7, REGULATOR, LDO, 2.3V to 5.5Vcc, ADJ 800mV to 5Vout, 500mA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U6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SSOP:TSSOP_14_4.4x5_P0.65</text:p>
          </table:table-cell>
          <table:table-cell office:value-type="string" table:style-name="ce15">
            <text:p>DVB_SSOP:TSSOP_14_4.4x5_P0.65, TXS0104EPWR, INTERFACE, LEVEL SHIFTER / 4-BIT, TTL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U7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SO:SOP-8_5.28x5.23mm_P1.27mm</text:p>
          </table:table-cell>
          <table:table-cell office:value-type="string" table:style-name="ce15">
            <text:p>32-Mbit, Wide Range Voltage SPI Serial Flash Memory, SOP-8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U8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LGA:LGA-16_3x3mm_P0.5mm_LayoutBorder3x5y</text:p>
          </table:table-cell>
          <table:table-cell office:value-type="string" table:style-name="ce15">
            <text:p>DVB_LGA:LGA-16_3x3mm_P0.5mm_LayoutBorder3x5y, ICM-2060, High performance 6-Axis MEMS motion tracking, SPI/I2C interface, LGA-16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U10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LGA:LGA-14_3x2.5mm_P0.5mm_LayoutBorder3x4y</text:p>
          </table:table-cell>
          <table:table-cell office:value-type="string" table:style-name="ce15">
            <text:p>DVB_LGA:LGA-16_3x3mm_P0.5mm_LayoutBorder3x5y, ICM-2060, High performance 6-Axis MEMS motion tracking, SPI/I2C interface, LGA-16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U14</text:p>
          </table:table-cell>
          <table:table-cell office:value-type="float" office:value="1" table:style-name="ce22">
            <text:p>1</text:p>
          </table:table-cell>
          <table:table-cell office:value-type="string" table:style-name="ce15">
            <text:p>DVB_QFN:QFN-24-1EP_4x4mm_Pitch0.5mm</text:p>
          </table:table-cell>
          <table:table-cell office:value-type="string" table:style-name="ce15">
            <text:p>DVB_QFN:QFN-24-1EP_4x4mm_Pitch0.5mm, LAN8742A-CZ-TR, INTERFACE, TRANCEIVER, ETHERNET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U16, U17</text:p>
          </table:table-cell>
          <table:table-cell office:value-type="float" office:value="2" table:style-name="ce22">
            <text:p>2</text:p>
          </table:table-cell>
          <table:table-cell office:value-type="string" table:style-name="ce15">
            <text:p>DVB_SOT:SOT_143</text:p>
          </table:table-cell>
          <table:table-cell office:value-type="string" table:style-name="ce16">
            <text:p>DVB_SOT:SOT_143, CD143A-SR3.3, PROTECTION, ESD / D-ARRAY , 2-Chan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XO1, XO2</text:p>
          </table:table-cell>
          <table:table-cell office:value-type="float" office:value="2" table:style-name="ce23">
            <text:p>2</text:p>
          </table:table-cell>
          <table:table-cell office:value-type="string" table:style-name="ce15">
            <text:p>DVB_Clock:7M</text:p>
          </table:table-cell>
          <table:table-cell office:value-type="string" table:style-name="ce15">
            <text:p>DVB_Clock:7M, 7M-25.000MEEQ-T, 25Mhz</text:p>
          </table:table-cell>
          <table:table-cell table:number-columns-repeated="16380"/>
        </table:table-row>
        <table:table-row table:number-rows-repeated="2" table:style-name="ro1">
          <table:table-cell table:style-name="ce15"/>
          <table:table-cell table:style-name="ce24"/>
          <table:table-cell table:style-name="ce15"/>
          <table:table-cell table:style-name="ce15"/>
          <table:table-cell table:number-columns-repeated="16380"/>
        </table:table-row>
        <table:table-row table:style-name="ro1">
          <table:table-cell table:style-name="ce17"/>
          <table:table-cell table:style-name="ce25"/>
          <table:table-cell table:style-name="ce17"/>
          <table:table-cell table:style-name="ce17"/>
          <table:table-cell table:number-columns-repeated="16380"/>
        </table:table-row>
        <table:table-row table:style-name="ro1">
          <table:table-cell table:style-name="ce1"/>
          <table:table-cell office:value-type="float" office:value="173" table:formula="of:=SUM([.B2:.B66])" table:style-name="ce13">
            <text:p>173</text:p>
          </table:table-cell>
          <table:table-cell table:number-columns-repeated="16382" table:style-name="ce1"/>
        </table:table-row>
        <table:table-row table:number-rows-repeated="1048509" table:style-name="ro1">
          <table:table-cell table:number-columns-repeated="16384"/>
        </table:table-row>
        <table:named-expressions>
          <table:named-range table:name="Print_Area" table:cell-range-address="Feuille1.$A$2:Feuille1.$D$66" table:base-cell-address="Feui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DejaVu Sans" svg:font-family="&quot;DejaVu Sans&quot;"/>
    <style:font-face style:name="Sans" svg:font-family="Sans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DDDDD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gne_32_1_32_sur_32_2" style:display-name="ligne 1 sur 2" style:family="table-cell" style:data-style-name="N0">
      <style:table-cell-properties style:vertical-align="automatic" fo:background-color="#DDDDD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09</meta:generator>
    <dc:creator>Zhonx</dc:creator>
    <meta:creation-date>2017-09-15T10:22:43Z</meta:creation-date>
    <dc:date>2023-05-04T09:53:39Z</dc:date>
    <meta:editing-cycles>72</meta:editing-cycles>
    <meta:editing-duration>PT45392S</meta:editing-duration>
  </office:meta>
</office:document-meta>
</file>